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title">
      <style:graphic-properties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bbe33d" loext:opacity="100%" fo:font-size="32pt"/>
    </style:style>
    <style:style style:name="P3" style:family="paragraph">
      <style:text-properties fo:color="#bbe33d" loext:opacity="100%" fo:font-size="32pt"/>
    </style:style>
    <style:style style:name="P4" style:family="paragraph">
      <loext:graphic-properties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bbe33d" loext:opacity="100%" fo:font-size="32pt"/>
    </style:style>
    <style:style style:name="T3" style:family="text">
      <style:text-properties fo:color="#729fcf" loext:opacity="100%" fo:font-size="32pt"/>
    </style:style>
    <style:style style:name="T4" style:family="text">
      <style:text-properties fo:color="#ffe994" loext:opacity="100%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1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3" draw:layer="layout" svg:width="25.199cm" svg:height="3.772cm" svg:x="1.301cm" svg:y="11.3cm" presentation:class="title" presentation:user-transformed="true">
          <draw:text-box>
            <text:p text:style-name="P2"><text:span text:style-name="T2">GHAZI Yahya</text:span><text:span text:style-name="T2"><text:line-break/></text:span><text:span text:style-name="T3">LALLOUNI Andréa</text:span><text:span text:style-name="T2"><text:line-break/></text:span><text:span text:style-name="T4">SERRUROT Gab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3T14:39:09.122784372</dc:date>
    <meta:editing-duration>PT45S</meta:editing-duration>
    <meta:editing-cycles>1</meta:editing-cycles>
    <meta:document-statistic meta:object-count="26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/>
</file>